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a6d"/>
    </style:style>
    <style:style style:name="P2" style:family="paragraph" style:parent-style-name="Standard">
      <style:text-properties officeooo:paragraph-rsid="001067e0"/>
    </style:style>
    <style:style style:name="P3" style:family="paragraph" style:parent-style-name="Standard">
      <style:text-properties officeooo:paragraph-rsid="0017bf25"/>
    </style:style>
    <style:style style:name="P4" style:family="paragraph" style:parent-style-name="Standard">
      <style:text-properties officeooo:paragraph-rsid="001be508"/>
    </style:style>
    <style:style style:name="P5" style:family="paragraph" style:parent-style-name="Standard">
      <style:text-properties officeooo:paragraph-rsid="001db69e"/>
    </style:style>
    <style:style style:name="P6" style:family="paragraph" style:parent-style-name="Standard">
      <style:text-properties fo:font-weight="bold" officeooo:rsid="001067e0" officeooo:paragraph-rsid="001067e0" style:font-weight-asian="bold" style:font-weight-complex="bold"/>
    </style:style>
    <style:style style:name="P7" style:family="paragraph" style:parent-style-name="Standard">
      <style:text-properties fo:font-weight="normal" officeooo:rsid="001067e0" officeooo:paragraph-rsid="001067e0" style:font-weight-asian="normal" style:font-weight-complex="normal"/>
    </style:style>
    <style:style style:name="P8" style:family="paragraph" style:parent-style-name="Standard">
      <style:text-properties officeooo:paragraph-rsid="002744f2"/>
    </style:style>
    <style:style style:name="T1" style:family="text">
      <style:text-properties officeooo:rsid="000e0a6d"/>
    </style:style>
    <style:style style:name="T2" style:family="text">
      <style:text-properties officeooo:rsid="001067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67e0" style:font-weight-asian="normal" style:font-weight-complex="normal"/>
    </style:style>
    <style:style style:name="T5" style:family="text">
      <style:text-properties fo:font-weight="normal" officeooo:rsid="000e0a6d" style:font-weight-asian="normal" style:font-weight-complex="normal"/>
    </style:style>
    <style:style style:name="T6" style:family="text">
      <style:text-properties fo:font-weight="normal" officeooo:rsid="0017bf25" style:font-weight-asian="normal" style:font-weight-complex="normal"/>
    </style:style>
    <style:style style:name="T7" style:family="text">
      <style:text-properties fo:font-weight="normal" officeooo:rsid="001db69e" style:font-weight-asian="normal" style:font-weight-complex="normal"/>
    </style:style>
    <style:style style:name="T8" style:family="text">
      <style:text-properties fo:font-weight="normal" officeooo:rsid="002744f2" style:font-weight-asian="normal" style:font-weight-complex="normal"/>
    </style:style>
    <style:style style:name="T9" style:family="text">
      <style:text-properties fo:font-weight="normal" officeooo:rsid="0028cb6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67e0" style:font-weight-asian="bold" style:font-weight-complex="bold"/>
    </style:style>
    <style:style style:name="T12" style:family="text">
      <style:text-properties fo:font-weight="bold" officeooo:rsid="0017bf25" style:font-weight-asian="bold" style:font-weight-complex="bold"/>
    </style:style>
    <style:style style:name="T13" style:family="text">
      <style:text-properties fo:font-weight="bold" officeooo:rsid="0019977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is Installation Guide we have included different installation scenarios based on your experience in executing the program. </text:p>
      <text:p text:style-name="Standard">Please note that some of these may not be relevant to your installation plan.</text:p>
      <text:p text:style-name="Standard"/>
      <text:p text:style-name="Standard">1. As this is a python program, at first install the Python IDLE. </text:p>
      <text:p text:style-name="Standard"><text:s text:c="4"/>Browse to <text:a xlink:type="simple" xlink:href="https://www.python.org/downloads/" text:style-name="Internet_20_link" text:visited-style-name="Visited_20_Internet_20_Link">http://www.python.org/download</text:a></text:p>
      <text:p text:style-name="P1"><text:s text:c="4"/>Look for the Windows downloads, choose the one appropriate for your architecture (32-bit or 64-bit). </text:p>
      <text:p text:style-name="P1">At the time of writing, the choices are:</text:p>
      <text:p text:style-name="Standard"><text:s text:c="8"/>32-bit: Python 2.7.3 Windows Installer</text:p>
      <text:p text:style-name="Standard"><text:s text:c="8"/>64-bit: Python 2.7.3 Windows X86-64 Installer</text:p>
      <text:p text:style-name="Standard"><text:s text:c="4"/>If you don't know the system architecture, try running winmsd.exe (in Windows XP) or msinfo32.exe (in Windows 7). Look at System Type and/or Processor. It will look this this for 32-bit, or this <text:s/><text:tab/>for 64.</text:p>
      <text:p text:style-name="Standard"><text:s text:c="4"/>Run the installer and click through the prompts. Default options are usually just fine. This installs IDLE, too, by default.</text:p>
      <text:p text:style-name="Standard"/>
      <text:p text:style-name="P1"><text:span text:style-name="T1">2. Install Numpy through Command Prompt using the command –</text:span><text:span text:style-name="Strong_20_Emphasis"><text:span text:style-name="T1"> pip install numpy</text:span></text:span></text:p>
      <text:p text:style-name="P1"><text:span text:style-name="Strong_20_Emphasis"/></text:p>
      <text:p text:style-name="P2"><text:span text:style-name="Strong_20_Emphasis"><text:span text:style-name="T4">3. Install Six module through Command Prompt using the command – </text:span></text:span><text:span text:style-name="Strong_20_Emphasis"><text:span text:style-name="T11">pip install six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4">4. <text:s/>Install Tensorflow through Command Prompt using the command –</text:span></text:span></text:p>
      <text:p text:style-name="P2"><text:span text:style-name="Strong_20_Emphasis"><text:span text:style-name="T11">pip install –upgrade tensorflow.</text:span></text:span></text:p>
      <text:p text:style-name="P2"><text:span text:style-name="Strong_20_Emphasis"><text:span text:style-name="T2"><text:s text:c="6"/></text:span></text:span><text:span text:style-name="T4">With pip, you can install TensorFlow with GPU support as follows: </text:span><text:span text:style-name="T11">pip install tensorflow-gpu</text:span></text:p>
      <text:p text:style-name="P4"><text:span text:style-name="T12">(NOTE : </text:span><text:span text:style-name="T13">It is recommended to</text:span><text:span text:style-name="T12"> install Tenserflow version 1.14. </text:span><text:span text:style-name="T13">You can do that with the following command – python -m pip instal tensorflow==1.14. In Tensorflow version 2 </text:span><text:span text:style-name="T10">all object detection notebooks and models have not been verified.</text:span><text:span text:style-name="T12">)</text:span></text:p>
      <text:p text:style-name="P6"><text:tab/></text:p>
      <text:p text:style-name="P7"/>
      <text:p text:style-name="P3"><text:span text:style-name="T4">5. </text:span><text:span text:style-name="T5">Install </text:span><text:span text:style-name="T6">matplotlib</text:span><text:span text:style-name="T5"> through Command Prompt using the command –</text:span><text:span text:style-name="Strong_20_Emphasis"><text:span text:style-name="T1"> pip install matplotlib</text:span></text:span></text:p>
      <text:p text:style-name="P3"><text:span text:style-name="Strong_20_Emphasis"/></text:p>
      <text:p text:style-name="P5"><text:span text:style-name="Strong_20_Emphasis"><text:span text:style-name="T7">6. </text:span></text:span><text:span text:style-name="Strong_20_Emphasis"><text:span text:style-name="T5">Install </text:span></text:span><text:span text:style-name="Strong_20_Emphasis"><text:span text:style-name="T7">pillow</text:span></text:span><text:span text:style-name="Strong_20_Emphasis"><text:span text:style-name="T5"> through Command Prompt using the command –</text:span></text:span><text:span text:style-name="Strong_20_Emphasis"><text:span text:style-name="T1"> pip install –upgrade Pillow.</text:span></text:span></text:p>
      <text:p text:style-name="P5"><text:span text:style-name="Strong_20_Emphasis"/></text:p>
      <text:p text:style-name="P5"><text:span text:style-name="Strong_20_Emphasis"><text:span text:style-name="T7">7. Object Detection</text:span></text:span><text:span text:style-name="Strong_20_Emphasis"><text:span text:style-name="T9">(Move the object_detection to the “site package” of the installed python language i.e. C:\Users\user\AppData\Local\Programs\Python\Python37\Lib\site-packages</text:span></text:span><text:span text:style-name="Strong_20_Emphasis"><text:span text:style-name="T7">).</text:span></text:span></text:p>
      <text:p text:style-name="P3"><text:span text:style-name="Strong_20_Emphasis"/></text:p>
      <text:p text:style-name="P5"><text:span text:style-name="Strong_20_Emphasis"><text:span text:style-name="T7">8. </text:span></text:span><text:span text:style-name="Strong_20_Emphasis"><text:span text:style-name="T5">Install </text:span></text:span><text:span text:style-name="Strong_20_Emphasis"><text:span text:style-name="T7">opencv-python</text:span></text:span><text:span text:style-name="Strong_20_Emphasis"><text:span text:style-name="T5"> through Command Prompt using the command –</text:span></text:span><text:span text:style-name="Strong_20_Emphasis"><text:span text:style-name="T1"> pip install opencv-python.</text:span></text:span></text:p>
      <text:p text:style-name="P5"><text:span text:style-name="Strong_20_Emphasis"/></text:p>
      <text:p text:style-name="P5"><text:span text:style-name="Strong_20_Emphasis"><text:span text:style-name="T7">9. Install Visual C++ if you encounter some missing dll files from </text:span></text:span><text:a xlink:type="simple" xlink:href="https://www.microsoft.com/en-in/download/details.aspx?id=48145" text:style-name="Internet_20_link" text:visited-style-name="Visited_20_Internet_20_Link"><text:span text:style-name="Strong_20_Emphasis"><text:span text:style-name="T7">here</text:span></text:span></text:a><text:span text:style-name="Strong_20_Emphasis"><text:span text:style-name="T7">.</text:span></text:span></text:p>
      <text:p text:style-name="P5"><text:span text:style-name="Strong_20_Emphasis"><text:span text:style-name="T7"/></text:span></text:p>
      <text:p text:style-name="P5"><text:span text:style-name="Strong_20_Emphasis"><text:span text:style-name="T7">Please make sure you have all of the above modules and Python installed before you proceed to execute the program.</text:span></text:span></text:p>
      <text:p text:style-name="P5"><text:span text:style-name="Strong_20_Emphasis"><text:span text:style-name="T7"/></text:span></text:p>
      <text:p text:style-name="P8"><text:span text:style-name="Strong_20_Emphasis"><text:span text:style-name="T8">Thank you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0:42:41.739574681</meta:creation-date>
    <meta:generator>LibreOffice/6.0.7.3$Linux_X86_64 LibreOffice_project/00m0$Build-3</meta:generator>
    <dc:date>2020-04-25T23:57:11.557053700</dc:date>
    <meta:editing-duration>PT31M1S</meta:editing-duration>
    <meta:editing-cycles>9</meta:editing-cycles>
    <meta:document-statistic meta:table-count="0" meta:image-count="0" meta:object-count="0" meta:page-count="1" meta:paragraph-count="24" meta:word-count="314" meta:character-count="2128" meta:non-whitespace-character-count="1785"/>
  </office:meta>
</office:document-meta>
</file>